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Pendentes</text:p>
          </table:table-cell>
          <table:table-cell table:style-name="ce1" office:value-type="string" calcext:value-type="string">
            <text:p>En progreso</text:p>
          </table:table-cell>
          <table:table-cell table:style-name="ce1" office:value-type="string" calcext:value-type="string">
            <text:p>Rematada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sta frase "persoal técnico a súa labor de xestión" debería ser .."na súa labor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 resumo debería ser algo mais longo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 introducción debería incluir alguns puntos como estes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1.1 Contexto y motivación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1.2 Objetivos del trabajo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1.3 Estructura del trabajo 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exo que prescindíches da Descripción deo problema e do Estado do arte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e non tes táboas deberías eliminar a páxina adicada a indexalas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sta frase "É aquí onde definiranse os obxectivos" deberías ser: É aquí onde se definirán os obxectivos..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s tecnoloxías empregadas tamén incluen o IDE, algunha mención a protocolos com, HTTP e REST(menciónalo moi polo miudo), base de datos, xestor de proxectos, Git(engadiches o enlace ao final pero deberías describir nun párrafo en que consiste)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amén defínese un contedor---&gt;Tamén se define un contedor..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recísase facer-&gt;precisa facerse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es varios "precísase" que podes revisar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0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"Para usalo, só é preciso engadir o..." recoméndoche que non utilices expresións que minimicen o teu traballo, este párrafo vaiche quedar mellor se o explicas dun xeito formal pero sen dar a impresión de que é moi sinxelo e que che quita traballo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s figuras que ocupan unha páxina enteira sen necesidade quedan mellor sen a línea de corte da dereita e duas na mesma páxina, se non parece que as recortaches sen tino e que intentas rechear páxinas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 letra dos Tipos de campo do punto 6.1.3 é moi pouco habitual en traballos académicos, podes deixala pero chama a atención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No punto 7.1 deberías intentar que g.u.f.pleste.service.AuthenticationManager, non se saia dos marxes, da mala imaxen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on vexo valoración económica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umenta a bibliografía, un número axeitado de referencias para un traballo de 80 páxinas, ainda que o teu teña menos, anda entre 20 e 40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9T16:32:33.366794749</meta:creation-date>
    <dc:date>2024-06-17T13:47:57.956325519</dc:date>
    <meta:editing-duration>PT15H38M5S</meta:editing-duration>
    <meta:editing-cycles>6</meta:editing-cycles>
    <meta:generator>LibreOffice/7.4.7.2$Linux_X86_64 LibreOffice_project/40$Build-2</meta:generator>
    <meta:document-statistic meta:table-count="1" meta:cell-count="32" meta:object-count="0"/>
  </office:meta>
</office:document-meta>
</file>